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2f6b" officeooo:paragraph-rsid="001e2f6b"/>
    </style:style>
    <style:style style:name="P2" style:family="paragraph" style:parent-style-name="Standard">
      <style:text-properties officeooo:rsid="001f7d77" officeooo:paragraph-rsid="001f7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iiiiiii----------------------</text:p>
      <text:p text:style-name="P1">--------------------------------</text:p>
      <text:p text:style-name="P2">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5T15:45:12.210000000</dc:date>
    <meta:editing-duration>PT12M16S</meta:editing-duration>
    <meta:editing-cycles>2</meta:editing-cycles>
    <meta:generator>LibreOffice/7.1.7.2$Windows_X86_64 LibreOffice_project/c6a4e3954236145e2acb0b65f68614365aeee33f</meta:generator>
    <meta:document-statistic meta:table-count="0" meta:image-count="0" meta:object-count="0" meta:page-count="1" meta:paragraph-count="3" meta:word-count="3" meta:character-count="88" meta:non-whitespace-character-count="88"/>
  </office:meta>
</office:document-meta>
</file>